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9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9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9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9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9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9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9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16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16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3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20:34:29.51091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21:01:34.752586583</dc:date>
    <meta:editing-duration>P2DT10H29M30S</meta:editing-duration>
    <meta:editing-cycles>405</meta:editing-cycles>
    <meta:generator>LibreOffice/5.1.6.2$Linux_X86_64 LibreOffice_project/10m0$Build-2</meta:generator>
    <meta:document-statistic meta:table-count="3" meta:cell-count="3033" meta:object-count="0"/>
  </office:meta>
</office:document-meta>
</file>